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8.2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Prepare for meeting with client: read project description and appended blog pos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Initial meeting with clien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download data, read it into R, read docum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init data wrangling r scrip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finish data wrang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init data visualization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init doc, do scaffolding, add reference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add statistical consider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5-06</text:p>
          </table:table-cell>
          <table:table-cell office:value-type="string" calcext:value-type="string">
            <text:p>edit stats methodology and init eda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2:23:28.301506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3:35:47.172375433</meta:creation-date>
    <dc:date>2021-06-28T12:23:49.763416952</dc:date>
    <meta:editing-duration>PT23H53M23S</meta:editing-duration>
    <meta:editing-cycles>32</meta:editing-cycles>
    <meta:generator>LibreOffice/6.0.7.3$Linux_X86_64 LibreOffice_project/00m0$Build-3</meta:generator>
    <meta:document-statistic meta:table-count="1" meta:cell-count="30" meta:object-count="0"/>
  </office:meta>
</office:document-meta>
</file>